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draw:textarea-horizontal-align="justify" draw:textarea-vertical-align="middle" draw:auto-grow-height="false" fo:min-height="2.719cm" fo:min-width="7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5cm" fo:min-width="7.421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1cm" draw:marker-start-width="0.35cm" draw:marker-end-width="0.35cm" draw:textarea-horizontal-align="justify" draw:textarea-vertical-align="middle" draw:auto-grow-height="false" fo:min-height="4.75cm" fo:min-width="7.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1cm" draw:marker-start-width="0.35cm" draw:marker-end-width="0.35cm" draw:textarea-horizontal-align="justify" draw:textarea-vertical-align="middle" draw:auto-grow-height="false" fo:min-height="4.561cm" fo:min-width="5.662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5.592cm" fo:min-width="19.06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1cm" draw:marker-start-width="0.35cm" draw:marker-end-width="0.35cm" draw:textarea-horizontal-align="justify" draw:textarea-vertical-align="middle" draw:auto-grow-height="false" fo:min-height="3.135cm" fo:min-width="21.652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draw:stroke="dash" draw:stroke-dash="Long_20_Dash" draw:marker-end="Arrowheads_20_1" draw:marker-end-width="0.3cm" draw:fill="none"/>
    </style:style>
    <style:style style:name="gr8" style:family="graphic" style:parent-style-name="objectwithoutfill">
      <style:graphic-properties draw:stroke="dash" draw:stroke-dash="Long_20_Dash" draw:marker-end="Arrowheads_20_2" draw:marker-end-width="0.3cm" draw:fill="none"/>
    </style:style>
    <style:style style:name="gr9" style:family="graphic" style:parent-style-name="objectwithoutfill">
      <style:graphic-properties draw:stroke="dash" draw:stroke-dash="Long_20_Dash" draw:marker-end="Arrowheads_20_3" draw:marker-end-width="0.3cm" draw:fill="none"/>
    </style:style>
    <style:style style:name="gr10" style:family="graphic" style:parent-style-name="standard">
      <style:graphic-properties draw:stroke="dash" draw:stroke-dash="Long_20_Dash" draw:textarea-horizontal-align="right" draw:textarea-vertical-align="bottom" draw:auto-grow-height="false" fo:min-height="17.877cm" fo:min-width="26.942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/>
    </style:style>
    <style:style style:name="gr12" style:family="graphic" style:parent-style-name="objectwithoutfill">
      <style:graphic-properties draw:stroke="dash" draw:stroke-dash="Long_20_Dash" draw:marker-end="Arrowheads_20_11" draw:marker-end-width="0.3cm" draw:fill="none"/>
    </style:style>
    <style:style style:name="gr13" style:family="graphic" style:parent-style-name="objectwithoutfill">
      <style:graphic-properties draw:stroke="dash" draw:stroke-dash="Long_20_Dash" draw:marker-end="Arrowheads_20_12" draw:marker-end-width="0.3cm" draw:fill="none"/>
    </style:style>
    <style:style style:name="gr14" style:family="graphic" style:parent-style-name="objectwithoutfill">
      <style:graphic-properties draw:marker-end="Arrowheads_20_13" draw:marker-end-width="0.3cm" draw:fill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214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4pt" fo:language="en" fo:country="US"/>
    </style:style>
    <style:style style:name="P5" style:family="paragraph"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6" style:family="paragraph">
      <style:paragraph-properties fo:text-align="center" style:writing-mode="lr-tb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" style:family="text">
      <style:text-properties fo:font-size="13pt" fo:language="en" fo:country="US" style:font-size-asian="13pt" style:font-size-complex="13pt"/>
    </style:style>
    <style:style style:name="T2" style:family="text">
      <style:text-properties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ize="13pt" fo:language="en" fo:country="US" fo:font-style="italic" style:font-style-asian="italic" style:font-style-complex="italic"/>
    </style:style>
    <style:style style:name="T7" style:family="text">
      <style:text-properties fo:font-size="14pt" fo:language="en" fo:country="US"/>
    </style:style>
    <style:style style:name="T8" style:family="text">
      <style:text-properties fo:font-size="14pt" fo:language="en" fo:country="US" fo:font-style="italic" style:font-style-asian="italic" style:font-style-complex="italic"/>
    </style:style>
    <style:style style:name="T9" style:family="text">
      <style:text-properties fo:font-size="11pt" fo:language="en" fo:country="US" style:font-size-asian="11pt" style:font-size-complex="11pt"/>
    </style:style>
    <style:style style:name="T10" style:family="text">
      <style:text-properties fo:font-size="11pt" fo:language="en" fo:country="US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5cm" svg:height="2.969cm" svg:x="1.5cm" svg:y="2.989cm">
          <text:p text:style-name="P1"><text:span text:style-name="T1">Download data</text:span></text:p>
          <text:p text:style-name="P1"><text:span text:style-name="T2">FetchLCZ()</text:span></text:p>
          <text:p text:style-name="P1"><text:span text:style-name="T2"/></text:p>
          <text:p text:style-name="P1"><text:span text:style-name="T3">Output : geojson data in the working dire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921cm" svg:height="5cm" svg:x="10.79cm" svg:y="2cm">
          <text:p text:style-name="P1"><text:span text:style-name="T4">Import data in R session</text:span></text:p>
          <text:p text:style-name="P1"><text:span text:style-name="T3"/></text:p>
          <text:p text:style-name="P1"><text:span text:style-name="T5">importLCZgen()</text:span></text:p>
          <text:p text:style-name="P1"><text:span text:style-name="T5">importLCZraster()</text:span></text:p>
          <text:p text:style-name="P1"><text:span text:style-name="T5">importQualVar()</text:span></text:p>
          <text:p text:style-name="P1"><text:span text:style-name="T6"/></text:p>
          <text:p text:style-name="P1"><text:span text:style-name="T6">Output : input data in an sf object in the R se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cm" svg:height="5cm" svg:x="20.25cm" svg:y="2cm">
          <text:p text:style-name="P1"><text:span text:style-name="T4">Visualize LCZ spatial repartition</text:span></text:p>
          <text:p text:style-name="P1"><text:span text:style-name="T4"/></text:p>
          <text:p text:style-name="P1"><text:span text:style-name="T5">ShowLCZ()</text:span></text:p>
          <text:p text:style-name="P2"><text:span text:style-name="T6"/></text:p>
          <text:p text:style-name="P2"><text:span text:style-name="T6">Output : graphic of LCZ type repartition with user chosen color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6.162cm" svg:height="4.811cm" svg:x="22.307cm" svg:y="8.669cm">
          <text:p text:style-name="P1"><text:span text:style-name="T4">Group some LCZ types</text:span></text:p>
          <text:p text:style-name="P1"><text:span text:style-name="T4"/></text:p>
          <text:p text:style-name="P1"><text:span text:style-name="T5">LCZgroup2()</text:span></text:p>
          <text:p text:style-name="P1"><text:span text:style-name="T5"/></text:p>
          <text:p text:style-name="P2"><text:span text:style-name="T6">Output : sf object with grouped categories 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9.565cm" svg:height="5.842cm" svg:x="1.492cm" svg:y="8.153cm">
          <text:p text:style-name="P1"><text:span text:style-name="T4">Compare two LCZ classification</text:span></text:p>
          <text:p text:style-name="P1"><text:span text:style-name="T4"/></text:p>
          <text:p text:style-name="P1"><text:span text:style-name="T5">compareLCZ()</text:span></text:p>
          <text:p text:style-name="P1"><text:span text:style-name="T5"/></text:p>
          <text:p text:style-name="P1"><text:span text:style-name="T6">Output : Graphic of both LCZ type repartition and of the confusion matrix, </text:span></text:p>
          <text:p text:style-name="P1"><text:span text:style-name="T6">A list containing the areas per LCZ types, the general percentage of agreement,and original data on intersected geome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2.152cm" svg:height="3.385cm" svg:x="1.461cm" svg:y="14.869cm">
          <text:p text:style-name="P1"><text:span text:style-name="T4">Perform a sensitivity analysis on confidence levels</text:span></text:p>
          <text:p text:style-name="P1"><text:span text:style-name="T4"/></text:p>
          <text:p text:style-name="P1"><text:span text:style-name="T5">ConfidSensib()</text:span></text:p>
          <text:p text:style-name="P2"><text:span text:style-name="T6">Output : graphics of agreement evolution with confidence level and number of geometries kept or dropped (general and per LCZ types), a data frame with the corresponding dat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9cm" svg:y1="4.473cm" svg:x2="10.79cm" svg:y2="4.5cm" draw:start-shape="id1" draw:start-glue-point="1" draw:end-shape="id2" draw:end-glue-point="3" svg:d="M9000 4473l1790 27" svg:viewBox="0 0 1791 28">
          <text:p/>
        </draw:connector>
        <draw:connector draw:style-name="gr8" draw:text-style-name="P3" draw:layer="layout" draw:type="line" svg:x1="18.711cm" svg:y1="4.5cm" svg:x2="20.25cm" svg:y2="4.5cm" draw:start-shape="id2" draw:start-glue-point="1" draw:end-shape="id3" draw:end-glue-point="3" svg:d="M18711 4500h1539" svg:viewBox="0 0 1540 1">
          <text:p/>
        </draw:connector>
        <draw:connector draw:style-name="gr9" draw:text-style-name="P3" draw:layer="layout" svg:x1="24.25cm" svg:y1="7cm" svg:x2="11.274cm" svg:y2="8.153cm" draw:start-shape="id3" draw:start-glue-point="2" draw:end-shape="id4" draw:end-glue-point="0" svg:d="M24250 7000v577h-12976v576" svg:viewBox="0 0 12977 1154">
          <text:p/>
        </draw:connector>
        <draw:custom-shape draw:style-name="gr10" draw:text-style-name="P4" draw:layer="layout" svg:width="27.442cm" svg:height="18.127cm" svg:x="1.137cm" svg:y="1.684cm">
          <text:p text:style-name="P4"><text:span text:style-name="T7">Automate the analysis on several locations : </text:span><text:span text:style-name="T8">produceAnalysis()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4.75cm" svg:y1="7cm" svg:x2="11.274cm" svg:y2="8.153cm" draw:start-shape="id2" draw:start-glue-point="2" draw:end-shape="id4" draw:end-glue-point="0" svg:d="M14750 7000v577h-3476v576" svg:viewBox="0 0 3477 1154">
          <text:p/>
        </draw:connector>
        <draw:connector draw:style-name="gr12" draw:text-style-name="P3" draw:layer="layout" draw:type="line" svg:x1="22.307cm" svg:y1="11.074cm" svg:x2="21.057cm" svg:y2="11.074cm" draw:start-shape="id5" draw:start-glue-point="3" draw:end-shape="id4" draw:end-glue-point="1" svg:d="M22307 11074h-1250" svg:viewBox="0 0 1251 1">
          <text:p/>
        </draw:connector>
        <draw:connector draw:style-name="gr13" draw:text-style-name="P3" draw:layer="layout" svg:x1="24.25cm" svg:y1="7cm" svg:x2="25.388cm" svg:y2="8.669cm" draw:start-shape="id3" draw:start-glue-point="2" draw:end-shape="id5" draw:end-glue-point="0" svg:d="M24250 7000v834h1138v835" svg:viewBox="0 0 1139 1670">
          <text:p/>
        </draw:connector>
        <draw:connector draw:style-name="gr14" draw:text-style-name="P3" draw:layer="layout" svg:x1="11.274cm" svg:y1="13.995cm" svg:x2="12.537cm" svg:y2="14.869cm" draw:start-shape="id4" draw:start-glue-point="2" draw:end-shape="id6" draw:end-glue-point="0" svg:d="M11274 13995v437h1263v437" svg:viewBox="0 0 1264 875">
          <text:p/>
        </draw:connector>
        <draw:custom-shape draw:style-name="gr15" draw:text-style-name="P5" draw:layer="layout" svg:width="0.345cm" svg:height="0.464cm" svg:x="20.383cm" svg:y="6.508cm">
          <text:p text:style-name="P5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10.983cm" svg:y="6.508cm">
          <text:p text:style-name="P6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1.683cm" svg:y="13.508cm">
          <text:p text:style-name="P6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20.383cm" svg:y="6.508cm">
          <text:p text:style-name="P6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1.683cm" svg:y="17.808cm">
          <text:p text:style-name="P6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22.483cm" svg:y="12.908cm">
          <text:p text:style-name="P6"><text:span text:style-name="T10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6cm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3T14:48:46.109345878</meta:creation-date>
    <dc:date>2023-07-04T17:11:09.512064702</dc:date>
    <meta:editing-duration>PT56M44S</meta:editing-duration>
    <meta:editing-cycles>10</meta:editing-cycles>
    <meta:generator>LibreOffice/7.3.7.2$Linux_X86_64 LibreOffice_project/30$Build-2</meta:generator>
    <meta:document-statistic meta:object-count="20"/>
  </office:meta>
</office:document-meta>
</file>